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7.3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438cm" fo:min-width="0.188cm"/>
    </style:style>
    <style:style style:name="gr4" style:family="graphic" style:parent-style-name="standard">
      <style:graphic-properties svg:stroke-color="#000000" draw:fill-color="#00a65d" draw:textarea-horizontal-align="justify" draw:textarea-vertical-align="middle" draw:auto-grow-height="false" fo:min-height="0.438cm" fo:min-width="0.1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1.18cm" fo:min-width="4.072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0066b3" draw:textarea-horizontal-align="justify" draw:textarea-vertical-align="middle" draw:auto-grow-height="false" fo:min-height="0.438cm" fo:min-width="0.188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1.128cm" fo:min-width="2.8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28cm" draw:marker-start-width="0.242cm" draw:marker-end="Rounded_20_large_20_Arrow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108cm" fo:min-width="7.17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93cm" fo:min-width="7.298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width="0.018cm" draw:marker-start-width="0.227cm" draw:marker-end-width="0.227cm" draw:fill="solid" draw:fill-color="#000000" draw:opacity="20%" draw:textarea-horizontal-align="justify" draw:textarea-vertical-align="middle" draw:auto-grow-height="false" fo:min-height="8.368cm" fo:min-width="16.23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000000" draw:opacity="20%" draw:textarea-horizontal-align="justify" draw:textarea-vertical-align="middle" draw:auto-grow-height="false" fo:min-height="3.288cm" fo:min-width="8.134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cm" fo:min-width="0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6cm" fo:min-width="3.99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textarea-horizontal-align="justify" draw:textarea-vertical-align="middle" draw:auto-grow-height="false" fo:min-height="0.895cm" fo:min-width="0.008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.356cm" fo:min-width="5.932cm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7cm" fo:min-width="0cm"/>
    </style:style>
    <style:style style:name="gr21" style:family="graphic">
      <style:graphic-properties style:protect="size"/>
    </style:style>
    <style:style style:name="pr1" style:family="presentation" style:parent-style-name="Default-title">
      <style:graphic-properties fo:min-height="2.032cm"/>
    </style:style>
    <style:style style:name="pr2" style:family="presentation" style:parent-style-name="Default-subtitle">
      <style:graphic-properties draw:fill-color="#ffffff" fo:min-height="2.608cm"/>
    </style:style>
    <style:style style:name="pr3" style:family="presentation" style:parent-style-name="Default-subtitle">
      <style:graphic-properties draw:fill-color="#ffffff" fo:min-height="1.649cm"/>
    </style:style>
    <style:style style:name="pr4" style:family="presentation" style:parent-style-name="Default-subtitle">
      <style:graphic-properties draw:fill-color="#ffffff" fo:min-height="2.45cm"/>
    </style:style>
    <style:style style:name="pr5" style:family="presentation" style:parent-style-name="Default-subtitle">
      <style:graphic-properties draw:fill-color="#ffffff" fo:min-height="3.7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0066b3"/>
      <style:paragraph-properties fo:text-align="center"/>
    </style:style>
    <style:style style:name="P17" style:family="paragraph">
      <loext:graphic-properties draw:fill="solid" draw:fill-color="#000000" draw:opacity="2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032cm" svg:x="2.032cm" svg:y="0.146cm" presentation:class="title" presentation:user-transformed="true">
          <draw:text-box>
            <text:p text:style-name="P1"><text:span text:style-name="T1">Default </text:span><text:span text:style-name="T1">stream </text:span><text:span text:style-name="T1">data load </text:span><text:span text:style-name="T1">policy</text:span></text:p>
          </draw:text-box>
        </draw:frame>
        <draw:frame presentation:style-name="pr2" draw:text-style-name="P3" draw:layer="layout" svg:width="7.426cm" svg:height="3.082cm" svg:x="0.76cm" svg:y="3.273cm">
          <draw:text-box>
            <text:p text:style-name="P2"><text:span text:style-name="T2">Command</text:span><text:span text:style-name="T3"> </text:span><text:span text:style-name="T3">streamlink</text:span></text:p>
            <text:p text:style-name="P2"><text:span text:style-name="T4">Builds a sym link </text:span><text:span text:style-name="T4">to a SHAREMEM </text:span><text:span text:style-name="T4">stream. For </text:span><text:span text:style-name="T4">&lt;sname&gt; to point </text:span><text:span text:style-name="T4">to &lt;snameSRC&gt;.</text:span></text:p>
            <text:p text:style-name="P2"><text:span text:style-name="T5">./conf/</text:span><text:span text:style-name="T5">streamlink.&lt;sna</text:span><text:span text:style-name="T5">me&gt;.fname.txt</text:span></text:p>
            <text:p text:style-name="P2"><text:span text:style-name="T6">Contains </text:span><text:span text:style-name="T6">&lt;snameSRC&gt; </text:span><text:span text:style-name="T6">name (ASCII)</text:span></text:p>
          </draw:text-box>
        </draw:frame>
        <draw:custom-shape draw:style-name="gr1" draw:text-style-name="P4" draw:layer="layout" svg:width="7.874cm" svg:height="2.54cm" svg:x="9.819cm" svg:y="3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4.188cm" svg:height="1.66cm" svg:x="10.082cm" svg:y="3.926cm">
          <draw:text-box>
            <text:p text:style-name="P2"><text:span text:style-name="T3">LOC</text:span><text:span text:style-name="T3">ALM</text:span><text:span text:style-name="T3">EM</text:span></text:p>
            <text:p text:style-name="P2"><text:span text:style-name="T4">Process </text:span><text:span text:style-name="T4">local </text:span><text:span text:style-name="T4">memor</text:span><text:span text:style-name="T4">y </text:span><text:span text:style-name="T4">(heap)</text:span></text:p>
          </draw:text-box>
        </draw:frame>
        <draw:custom-shape draw:style-name="gr1" draw:text-style-name="P4" draw:layer="layout" svg:width="7.874cm" svg:height="2.54cm" svg:x="9.819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7.874cm" svg:height="2.54cm" svg:x="9.819cm" svg:y="9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7.874cm" svg:height="2.54cm" svg:x="9.819cm" svg:y="12.2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6.972cm" svg:height="2.608cm" svg:x="10.005cm" svg:y="6.279cm">
          <draw:text-box>
            <text:p text:style-name="P2"><text:span text:style-name="T3">SHA</text:span><text:span text:style-name="T3">REM</text:span><text:span text:style-name="T3">EM</text:span></text:p>
            <text:p text:style-name="P2"><text:span text:style-name="T4">System </text:span><text:span text:style-name="T4">shared </text:span><text:span text:style-name="T4">memory</text:span></text:p>
            <text:p text:style-name="P2"><text:span text:style-name="T5">$MILK_</text:span><text:span text:style-name="T5">SHM_DI</text:span><text:span text:style-name="T5">R/</text:span><text:span text:style-name="T5">&lt;sname</text:span><text:span text:style-name="T5">&gt;.im.sh</text:span><text:span text:style-name="T5">m</text:span></text:p>
            <text:p text:style-name="P2"><text:span text:style-name="T6">(Can be </text:span><text:span text:style-name="T6">sym link </text:span><text:span text:style-name="T6">– see </text:span><text:span text:style-name="T6">streamli</text:span><text:span text:style-name="T6">nk)</text:span></text:p>
          </draw:text-box>
        </draw:frame>
        <draw:frame presentation:style-name="pr4" draw:text-style-name="P3" draw:layer="layout" svg:width="5.36cm" svg:height="2.45cm" svg:x="10.146cm" svg:y="9.296cm">
          <draw:text-box>
            <text:p text:style-name="P2"><text:span text:style-name="T3">CON</text:span><text:span text:style-name="T3">FFIT</text:span><text:span text:style-name="T3">S</text:span></text:p>
            <text:p text:style-name="P2"><text:span text:style-name="T4">FITS </text:span><text:span text:style-name="T4">file on </text:span><text:span text:style-name="T4">disk</text:span></text:p>
            <text:p text:style-name="P2"><text:span text:style-name="T5">./conf/</text:span><text:span text:style-name="T5">shmim.</text:span><text:span text:style-name="T5">&lt;snam</text:span><text:span text:style-name="T5">e&gt;.fits</text:span></text:p>
            <text:p text:style-name="P2"><text:span text:style-name="T6">(can be </text:span><text:span text:style-name="T6">sym </text:span><text:span text:style-name="T6">link)</text:span></text:p>
          </draw:text-box>
        </draw:frame>
        <draw:frame presentation:style-name="pr2" draw:text-style-name="P3" draw:layer="layout" svg:width="6.757cm" svg:height="2.608cm" svg:x="10.145cm" svg:y="12.154cm">
          <draw:text-box>
            <text:p text:style-name="P2"><text:span text:style-name="T3">CON</text:span><text:span text:style-name="T3">FNA</text:span><text:span text:style-name="T3">ME</text:span></text:p>
            <text:p text:style-name="P2"><text:span text:style-name="T4">Name </text:span><text:span text:style-name="T4">of FITS </text:span><text:span text:style-name="T4">file on </text:span><text:span text:style-name="T4">disk</text:span></text:p>
            <text:p text:style-name="P2"><text:span text:style-name="T5">./conf/</text:span><text:span text:style-name="T5">shmim.</text:span><text:span text:style-name="T5">&lt;sname</text:span><text:span text:style-name="T5">&gt;.fnam</text:span><text:span text:style-name="T5">e.txt</text:span></text:p>
            <text:p text:style-name="P2"><text:span text:style-name="T6">(can be </text:span><text:span text:style-name="T6">sym </text:span><text:span text:style-name="T6">link)</text:span></text:p>
          </draw:text-box>
        </draw:frame>
        <draw:frame draw:style-name="gr2" draw:text-style-name="P6" draw:layer="layout" svg:width="4.308cm" svg:height="0.962cm" svg:x="11.97cm" svg:y="2.402cm">
          <draw:text-box>
            <text:p text:style-name="P5"><text:span text:style-name="T7">Dow</text:span><text:span text:style-name="T7">nstr</text:span><text:span text:style-name="T7">eam</text:span></text:p>
          </draw:text-box>
        </draw:frame>
        <draw:frame draw:style-name="gr2" draw:text-style-name="P6" draw:layer="layout" svg:width="3.423cm" svg:height="0.962cm" svg:x="11.918cm" svg:y="14.664cm">
          <draw:text-box>
            <text:p text:style-name="P5"><text:span text:style-name="T7">Upst</text:span><text:span text:style-name="T7">ream</text:span></text:p>
          </draw:text-box>
        </draw:frame>
        <draw:frame draw:style-name="gr2" draw:text-style-name="P8" draw:layer="layout" svg:width="3.101cm" svg:height="0.878cm" svg:x="18.561cm" svg:y="5.08cm">
          <draw:text-box>
            <text:p text:style-name="P7"><text:span text:style-name="T8">N</text:span><text:span text:style-name="T8">o</text:span><text:span text:style-name="T8">t </text:span><text:span text:style-name="T8">f</text:span><text:span text:style-name="T8">o</text:span><text:span text:style-name="T8">u</text:span><text:span text:style-name="T8">n</text:span><text:span text:style-name="T8">d</text:span><text:span text:style-name="T8"> </text:span></text:p>
          </draw:text-box>
        </draw:frame>
        <draw:custom-shape draw:style-name="gr3" draw:text-style-name="P9" draw:layer="layout" svg:width="0.762cm" svg:height="0.762cm" svg:x="19.724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2.255cm" svg:height="0.878cm" svg:x="19.061cm" svg:y="10.78cm">
          <draw:text-box>
            <text:p text:style-name="P7"><text:span text:style-name="T8">Found </text:span></text:p>
          </draw:text-box>
        </draw:frame>
        <draw:custom-shape draw:style-name="gr4" draw:text-style-name="P10" draw:layer="layout" svg:width="0.762cm" svg:height="0.762cm" svg:x="19.724cm" svg:y="10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3.101cm" svg:height="0.878cm" svg:x="18.561cm" svg:y="7.88cm">
          <draw:text-box>
            <text:p text:style-name="P7"><text:span text:style-name="T8">N</text:span><text:span text:style-name="T8">o</text:span><text:span text:style-name="T8">t </text:span><text:span text:style-name="T8">f</text:span><text:span text:style-name="T8">o</text:span><text:span text:style-name="T8">u</text:span><text:span text:style-name="T8">n</text:span><text:span text:style-name="T8">d</text:span><text:span text:style-name="T8"> </text:span></text:p>
          </draw:text-box>
        </draw:frame>
        <draw:custom-shape draw:style-name="gr3" draw:text-style-name="P9" draw:layer="layout" svg:width="0.762cm" svg:height="0.762cm" svg:x="19.724cm" svg:y="7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2" draw:layer="layout" svg:width="2.098cm" svg:height="0.806cm" svg:x="17.693cm" svg:y="3.928cm">
          <draw:text-box>
            <text:p text:style-name="P11"><text:span text:style-name="T9">search</text:span></text:p>
          </draw:text-box>
        </draw:frame>
        <draw:line draw:style-name="gr5" draw:text-style-name="P13" draw:layer="layout" svg:x1="17.693cm" svg:y1="4.734cm" svg:x2="19.724cm" svg:y2="4.734cm">
          <text:p/>
        </draw:line>
        <draw:frame draw:style-name="gr2" draw:text-style-name="P12" draw:layer="layout" svg:width="2.098cm" svg:height="0.806cm" svg:x="17.693cm" svg:y="6.703cm">
          <draw:text-box>
            <text:p text:style-name="P11"><text:span text:style-name="T9">search</text:span></text:p>
          </draw:text-box>
        </draw:frame>
        <draw:line draw:style-name="gr5" draw:text-style-name="P13" draw:layer="layout" svg:x1="17.693cm" svg:y1="7.509cm" svg:x2="19.724cm" svg:y2="7.509cm">
          <text:p/>
        </draw:line>
        <draw:frame draw:style-name="gr2" draw:text-style-name="P12" draw:layer="layout" svg:width="2.098cm" svg:height="0.806cm" svg:x="17.693cm" svg:y="9.778cm">
          <draw:text-box>
            <text:p text:style-name="P11"><text:span text:style-name="T9">search</text:span></text:p>
          </draw:text-box>
        </draw:frame>
        <draw:line draw:style-name="gr5" draw:text-style-name="P13" draw:layer="layout" svg:x1="17.693cm" svg:y1="10.584cm" svg:x2="19.724cm" svg:y2="10.584cm">
          <text:p/>
        </draw:line>
        <draw:custom-shape draw:style-name="gr6" draw:text-style-name="P14" draw:layer="layout" svg:width="4.572cm" svg:height="11.43cm" svg:x="17.808cm" svg:y="3.464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21.818cm" svg:y1="3.926cm" svg:x2="21.818cm" svg:y2="11.292cm">
          <text:p/>
        </draw:line>
        <draw:frame draw:style-name="gr2" draw:text-style-name="P15" draw:layer="layout" svg:width="3.177cm" svg:height="0.962cm" svg:x="18.47cm" svg:y="2.548cm">
          <draw:text-box>
            <text:p><text:span text:style-name="T1">SEARCH</text:span></text:p>
          </draw:text-box>
        </draw:frame>
        <draw:frame draw:style-name="gr2" draw:text-style-name="P8" draw:layer="layout" svg:width="2.318cm" svg:height="0.878cm" svg:x="23.062cm" svg:y="5.08cm">
          <draw:text-box>
            <text:p text:style-name="P7"><text:span text:style-name="T8">Update</text:span></text:p>
          </draw:text-box>
        </draw:frame>
        <draw:custom-shape draw:style-name="gr8" draw:text-style-name="P16" draw:layer="layout" svg:width="0.762cm" svg:height="0.762cm" svg:x="23.925cm" svg:y="4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2.318cm" svg:height="0.878cm" svg:x="23.062cm" svg:y="7.88cm">
          <draw:text-box>
            <text:p text:style-name="P7"><text:span text:style-name="T8">Update</text:span></text:p>
          </draw:text-box>
        </draw:frame>
        <draw:custom-shape draw:style-name="gr8" draw:text-style-name="P16" draw:layer="layout" svg:width="0.762cm" svg:height="0.762cm" svg:x="23.925cm" svg:y="7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.412cm" svg:height="11.43cm" svg:x="22.508cm" svg:y="3.464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3.063cm" svg:height="0.962cm" svg:x="22.67cm" svg:y="2.548cm">
          <draw:text-box>
            <text:p><text:span text:style-name="T1">UPDATE</text:span></text:p>
          </draw:text-box>
        </draw:frame>
        <draw:polyline draw:style-name="gr10" draw:text-style-name="P13" draw:layer="layout" svg:width="3.871cm" svg:height="1.817cm" svg:x="20.486cm" svg:y="8.758cm" svg:viewBox="0 0 3872 1818" draw:points="0,1818 3872,1818 3872,0">
          <text:p/>
        </draw:polyline>
        <draw:line draw:style-name="gr5" draw:text-style-name="P13" draw:layer="layout" svg:x1="24.305cm" svg:y1="7.126cm" svg:x2="24.304cm" svg:y2="5.75cm">
          <text:p/>
        </draw:line>
        <draw:line draw:style-name="gr7" draw:text-style-name="P13" draw:layer="layout" svg:x1="22.972cm" svg:y1="10.968cm" svg:x2="22.972cm" svg:y2="4.872cm">
          <text:p/>
        </draw:line>
        <draw:frame presentation:style-name="pr5" draw:text-style-name="P3" draw:layer="layout" svg:width="7.874cm" svg:height="3.793cm" svg:x="1.512cm" svg:y="9.518cm">
          <draw:text-box>
            <text:p text:style-name="P2"><text:span text:style-name="T2">Comma</text:span><text:span text:style-name="T2">nd </text:span><text:span text:style-name="T3">milkFIT</text:span><text:span text:style-name="T3">S2shm</text:span></text:p>
            <text:p text:style-name="P2"><text:span text:style-name="T4">Implements </text:span><text:span text:style-name="T4">stream load </text:span><text:span text:style-name="T4">policy </text:span><text:span text:style-name="T4">between </text:span><text:span text:style-name="T4">SHAREMEM </text:span><text:span text:style-name="T4">and </text:span><text:span text:style-name="T4">CONFNAME</text:span></text:p>
          </draw:text-box>
        </draw:frame>
        <draw:custom-shape draw:style-name="gr11" draw:text-style-name="P13" draw:layer="layout" svg:width="8.128cm" svg:height="3.81cm" svg:x="0.358cm" svg:y="3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8.128cm" svg:height="2.573cm" svg:x="1.259cm" svg:y="10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748cm" svg:height="8.636cm" svg:x="9.602cm" svg:y="6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.652cm" svg:height="3.556cm" svg:x="0.95cm" svg:y="9.79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4.572cm" svg:height="1.87cm" svg:x="0.508cm" svg:y="7.274cm">
          <draw:text-box>
            <text:p text:style-name="P4"><text:span text:style-name="T1">SHAREMEM</text:span></text:p>
            <text:p text:style-name="P4">stream</text:p>
          </draw:text-box>
        </draw:frame>
        <draw:custom-shape draw:style-name="gr16" draw:text-style-name="P13" draw:layer="layout" svg:width="4.572cm" svg:height="1.616cm" svg:x="0.508cm" svg:y="7.274cm">
          <text:p/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5.08cm" svg:y1="8.128cm" svg:x2="9.819cm" svg:y2="8.128cm">
          <text:p/>
        </draw:line>
        <draw:custom-shape draw:style-name="gr18" draw:text-style-name="P4" draw:layer="layout" svg:width="1.016cm" svg:height="1.308cm" svg:x="6.858cm" svg:y="6.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9" draw:layer="layout" svg:width="6.604cm" svg:height="1.778cm" svg:x="18.596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6.584cm" svg:height="1.697cm" svg:x="18.616cm" svg:y="12.174cm">
          <draw:text-box>
            <text:p><text:span text:style-name="T10">NOTE:</text:span></text:p>
            <text:p><text:span text:style-name="T10">Update from CONFNAME to CONFFITS sets up a sym link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7:52:43.403619775</meta:creation-date>
    <dc:date>2019-04-30T18:51:59.318663488</dc:date>
    <meta:editing-duration>PT7M31S</meta:editing-duration>
    <meta:editing-cycles>1</meta:editing-cycles>
    <meta:document-statistic meta:object-count="70"/>
    <meta:generator>LibreOffice/6.0.7.3$Linux_X86_64 LibreOffice_project/00m0$Build-3</meta:generator>
  </office:meta>
</office:document-meta>
</file>